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title">
      <style:graphic-properties fo:min-height="2.635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language="pt" fo:country="BR"/>
    </style:style>
    <style:style style:name="P9" style:family="paragraph">
      <loext:graphic-properties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RPC e paradigmas de </text:span><text:span text:style-name="T2">interação entre processo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22.955cm" svg:height="3cm" svg:x="3.545cm" svg:y="17.5cm" presentation:class="outline" presentation:user-transformed="true">
          <draw:text-box>
            <text:p text:style-name="P5"><text:span text:style-name="T4">Baseado em: PEREIRA, Caique Silva. Sistemas </text:span><text:span text:style-name="T4">distribuídos. Londrina: EDE, 2019. ISBN: 978-85-522-</text:span><text:span text:style-name="T4">1443-4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Paradigmas de interação entr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da um dos paradigmas a seguir descreve de forma precisa os paradigmas de interação entre processos, especialmente no contexto de RPC (Chamada de Procedimento Remoto) e sistemas distribuídos</text:p>
              </text:list-item>
              <text:list-item>
                <text:p>Paradigmas são fundamentais para entender a comunicação e coordenação em sistemas distribuídos e concorren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Chamadas de Procedimento Remoto (RP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mite que um processo invoque um procedimento ou função em outro processo, geralmente localizado em uma máquina remota, como se estivesse chamando uma função local</text:p>
              </text:list-item>
              <text:list-item>
                <text:p>Abstrai os detalhes da comunicação de rede, fornecendo uma interface simples e transparente para o desenvolvedor</text:p>
              </text:list-item>
              <text:list-item>
                <text:p>Utiliza stubs (cliente e servidor) que gerenciam a serialização e desserialização de dados, permitindo que os processos troquem informações de forma eficiente</text:p>
              </text:list-item>
              <text:list-item>
                <text:p>Pode ser implementado de forma síncrona (mais comum) ou assíncrona (menos comu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Troca de Mensagens (Message Passing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cessos se comunicam enviando e recebendo mensagens explicitamente</text:p>
              </text:list-item>
              <text:list-item>
                <text:p>Pode ser implementado de forma síncrona, onde o remetente espera até que a mensagem seja recebida, ou assíncrona, onde o remetente continua sua execução sem aguardar a confirmação</text:p>
              </text:list-item>
              <text:list-item>
                <text:p>Particularmente útil em cenários onde os processos precisam se comunicar de maneira flexível e desacoplada</text:p>
              </text:list-item>
              <text:list-item>
                <text:p>Amplamente utilizada em sistemas distribuídos e concorrentes, como MPI (Message Passing Interfac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Memória compartilhada distribuída (Distributed Shared Memory - DSM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cessos interagem compartilhando um espaço de memória virtual que é acessível por todos os processos envolvidos, independentemente de suas localizações físicas</text:p>
              </text:list-item>
              <text:list-item>
                <text:p>Abstrai a complexidade da comunicação de rede, permitindo que os processos acessem e modifiquem dados compartilhados como se estivessem em uma única máquina</text:p>
              </text:list-item>
              <text:list-item>
                <text:p>Para garantir consistência, mecanismos como coerência de cache (cache coherence) são frequentemente empregados</text:p>
              </text:list-item>
              <text:list-item>
                <text:p>Pode introduzir desafios de desempenho devido à latência de rede e à necessidade de sincroniza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Publicação/Assinatura (Publish/Subscribe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cessos interagem através de um sistema de eventos</text:p>
              </text:list-item>
              <text:list-item>
                <text:p>Um processo (publicador) envia mensagens para um tópico específico, e outros processos (assinantes) recebem essas mensagens apenas se estiverem inscritos no tópico</text:p>
              </text:list-item>
              <text:list-item>
                <text:p>Altamente escalável e desacoplado, pois os publicadores e assinantes não precisam conhecer uns aos outros diretamen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Transmissão de Dados em Fluxo (Streaming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nvolve o envio contínuo de dados entre processos, permitindo que os dados sejam processados em tempo real à medida que chegam</text:p>
              </text:list-item>
              <text:list-item>
                <text:p>Amplamente utilizado em sistemas de streaming de vídeo, análise de dados em tempo real e comunicações bidirecionais, como chats ao viv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Coordenação Baseada em Eventos (Event-Driven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cessos reagem a eventos específicos, como cliques do usuário, mudanças de estado ou atualizações de dados</text:p>
              </text:list-item>
              <text:list-item>
                <text:p>Esses eventos podem ser gerados por interações do usuário, sensores, ou até mesmo por outros processos</text:p>
              </text:list-item>
              <text:list-item>
                <text:p>O sistema é projetado para ser altamente responsivo, executando ações apenas quando eventos relevantes ocorr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Passagem de Tokens (Token Passing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 token é usado como um mecanismo de controle para coordenar o acesso a recursos compartilhados ou para regular a comunicação entre processos</text:p>
              </text:list-item>
              <text:list-item>
                <text:p>O token é passado sequencialmente entre os processos em um sistema distribuído, e apenas o processo que possui o token pode realizar determinadas operações, como acessar um recurso crítico ou enviar mensage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Chamadas de Métodos Remotos (Remote Method Invocation - RMI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radigma de interação que estende o conceito de RPC para linguagens orientadas a objetos</text:p>
              </text:list-item>
              <text:list-item>
                <text:p>Permite que um objeto em uma máquina invoque métodos de um objeto localizado em outra máquina remota, como se estivessem no mesmo ambiente de execução</text:p>
              </text:list-item>
              <text:list-item>
                <text:p>A principal diferença entre RMI e RPC é que o RMI opera em termos de objetos e interfaces, utilizando serialização para transmitir objetos pela rede</text:p>
              </text:list-item>
              <text:list-item>
                <text:p>O RMI é específico para linguagens orientadas a objetos, como Jav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Comunicação Baseada em Troca de Arquivos (File Sharing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corre quando processos interagem transferindo arquivos que contêm dados ou instruções</text:p>
              </text:list-item>
              <text:list-item>
                <text:p>Esses arquivos podem ser usados para armazenar informações intermediárias, resultados de processamento ou configurações que guiam o comportamento dos processos</text:p>
              </text:list-item>
              <text:list-item>
                <text:p>Embora seja uma abordagem menos dinâmica em comparação com paradigmas como RPC ou troca de mensagens, ela é altamente eficaz em cenários onde a comunicação não precisa ser em tempo real, como em sistemas batch, pipelines de processamento de dados ou backups distribuí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8cm" svg:height="1.5cm" svg:x="19.2cm" svg:y="0.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15T21:58:55.925337624</dc:date>
    <meta:editing-duration>P2DT5H7M25S</meta:editing-duration>
    <meta:editing-cycles>295</meta:editing-cycles>
    <meta:generator>LibreOffice/7.3.7.2$Linux_X86_64 LibreOffice_project/30$Build-2</meta:generator>
    <meta:document-statistic meta:object-count="7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